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40000002CE919C2C0EB71D9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3ac7" officeooo:paragraph-rsid="001b3ac7"/>
    </style:style>
    <style:style style:name="P2" style:family="paragraph" style:parent-style-name="Standard">
      <style:text-properties officeooo:paragraph-rsid="001d3d87"/>
    </style:style>
    <style:style style:name="P3" style:family="paragraph" style:parent-style-name="Text_20_body" style:list-style-name="L1">
      <loext:graphic-properties draw:fill="solid" draw:fill-color="#f5f5f5" draw:opacity="100%"/>
      <style:paragraph-properties fo:margin-left="0in" fo:margin-right="0in" fo:margin-top="0.052in" fo:margin-bottom="0.052in" loext:contextual-spacing="false" style:line-height-at-least="0.2917in" fo:orphans="2" fo:widows="2" fo:text-indent="0in" style:auto-text-indent="false" fo:background-color="#f5f5f5" fo:padding="0in" fo:border="none"/>
    </style:style>
    <style:style style:name="T1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officeooo:rsid="001d237d" style:text-blinking="false"/>
    </style:style>
    <style:style style:name="T3" style:family="text">
      <style:text-properties officeooo:rsid="001d3d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A program is a sentence that contains all the alphabets at least once. For</text:p>
      <text:p text:style-name="P1">example,</text:p>
      <text:p text:style-name="P1">“The quick brown fox jumps over the lazy dog”. This sentence contains all the</text:p>
      <text:p text:style-name="P1">alphabets from ‘a’ to ‘z’.</text:p>
      <text:p text:style-name="P1">Write a Python function to print missing characters to make string program.</text:p>
      <text:p text:style-name="P1">Input Format:</text:p>
      <text:p text:style-name="P1">The first line of the input is a string most probably a sentence.</text:p>
      <text:p text:style-name="P1">Output Format:</text:p>
      <text:p text:style-name="P1">Print the alphabets that are missing in that string to make it a program.</text:p>
      <text:p text:style-name="P1">Sample Input:</text:p>
      <text:p text:style-name="P1">the quick brown fox jumps over the lazy</text:p>
      <text:p text:style-name="P1">Sample Output:</text:p>
      <text:p text:style-name="P1">dg</text:p>
      <text:p text:style-name="P1">Explanation: The given string contains all the alphabets except ‘d’ and ‘g’. If</text:p>
      <text:p text:style-name="P1">those two alphabets are included then it would be a program. So, the output is</text:p>
      <text:p text:style-name="P1">“dg”.</text:p>
      <text:p text:style-name="P1"/>
      <text:p text:style-name="P1">AIM :</text:p>
      <text:p text:style-name="P1">To print missing characters to make string program.</text:p>
      <text:p text:style-name="P1"/>
      <text:p text:style-name="P1">PROGRAM :</text:p>
      <text:p text:style-name="P1">a=input()</text:p>
      <text:p text:style-name="P1">a=set(a.strip())a.remove(chr(32))</text:p>
      <text:p text:style-name="P1">b="abcdefghijklmnopqrstuvwxyz"</text:p>
      <text:p text:style-name="P1">b=set(b)</text:p>
      <text:p text:style-name="P1">b=b.difference(a)</text:p>
      <text:p text:style-name="P1">b=list(b)</text:p>
      <text:p text:style-name="P1">b.sort()</text:p>
      <text:p text:style-name="P1">print("".join(b))</text:p>
      <text:p text:style-name="P1"/>
      <text:p text:style-name="P1"/>
      <text:p text:style-name="P1">OUTPUT:</text:p>
      <text:p text:style-name="P1"/>
      <text:p text:style-name="P1"><draw:frame draw:style-name="fr1" draw:name="Image1" text:anchor-type="paragraph" svg:x="0.0756in" svg:y="0.1835in" svg:width="1.4717in" svg:height="0.3307in" draw:z-index="0"><draw:image xlink:href="Pictures/10000201000000C40000002CE919C2C0EB71D966.png" xlink:type="simple" xlink:show="embed" xlink:actuate="onLoad"/></draw:frame></text:p>
      <text:p text:style-name="P1"/>
      <text:p text:style-name="P1"/>
      <text:p text:style-name="P2"><text:span text:style-name="T3">link:</text:span><text:a xlink:type="simple" xlink:href="http://103.53.53.18/mod/vpl/forms/submissionview.php?id=235&amp;userid=1668" text:style-name="Internet_20_link" text:visited-style-name="Visited_20_Internet_20_Link">http://103.53.53.18/mod/vpl/forms/submissionview.php?id=235&amp;userid=1668</text:a></text:p>
      <text:p text:style-name="P1"/>
      <text:p text:style-name="P1">RESULT :</text:p>
      <text:p text:style-name="P1"/>
      <text:p text:style-name="P1">Thus the python program print missing characters to make string</text:p>
      <text:p text:style-name="P1">program is execu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ML1">
      <loext:graphic-properties draw:fill="solid" draw:fill-color="#f5f5f5" draw:opacity="100%"/>
      <style:paragraph-properties fo:margin-left="0in" fo:margin-right="0in" fo:margin-top="0.052in" fo:margin-bottom="0.052in" loext:contextual-spacing="false" style:line-height-at-least="0.2917in" fo:orphans="2" fo:widows="2" fo:text-indent="0in" style:auto-text-indent="false" fo:background-color="#f5f5f5" fo:padding="0in" fo:border="none"/>
    </style:style>
    <style:style style:name="MT1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style:text-blinking="false"/>
    </style:style>
    <style:style style:name="MT2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officeooo:rsid="001d237d" style:text-blinking="false"/>
    </style:style>
    <text:list-style style:name="M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list xml:id="list9206693505591813534" text:style-name="ML1">
          <text:list-header>
            <text:p text:style-name="MP1"><text:a xlink:type="simple" xlink:href="http://103.53.53.18/mod/vpl/view.php?id=317" text:style-name="Internet_20_link" text:visited-style-name="Visited_20_Internet_20_Link"><text:span text:style-name="MT1">Exercise </text:span></text:a><text:span text:style-name="MT2">5</text:span></text:p>
          </text:list-header>
        </text:list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5:47:09.109858861</meta:creation-date>
    <dc:date>2020-11-24T16:10:46.577376803</dc:date>
    <meta:editing-duration>PT2M48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33" meta:word-count="159" meta:character-count="1038" meta:non-whitespace-character-count="913"/>
  </office:meta>
</office:document-meta>
</file>